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MStateSet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MStateSet.isSameSet( CMStateSet setToCompar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MStateSet.isEmpty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MStateSet.CMStateSet( int bitCou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MStateSet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MStateSet.zeroBi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MStateSet.intersection( CMStateSet setToA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MStateSet.setBit( int bitTo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MStateSet.union( CMStateSet setToO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MStateSet.setTo( CMStateSet src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MStateSet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MStateSet.getBit( int bitToG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